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Segoe UI" svg:font-family="'Segoe UI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>
      <style:text-properties fo:font-size="12pt" style:font-size-asian="12pt" style:font-size-complex="12pt"/>
    </style:style>
    <style:style style:name="P6" style:family="paragraph" style:parent-style-name="List_20_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Комментарии</text:span></text:p>
      <text:p text:style-name="Standard"><text:span text:style-name="T2">Ниже я приведу пункты, которые на мой взгляд необходимо отобразить на страничке пользователя.</text:span></text:p>
      <text:p text:style-name="Standard"><text:span text:style-name="T2">По форме у меня особых предпочтений нет – можно пробовать разные варианты.</text:span></text:p>
      <text:p text:style-name="P2"/>
      <text:p text:style-name="P1"><text:span text:style-name="T1">Содержание страницы:</text:span></text:p>
      <text:list xml:id="list8982660803929428169" text:style-name="WWNum1">
        <text:list-item>
          <text:p text:style-name="P4"><text:span text:style-name="T3">Блок коммуникации с другими пользователями платформы</text:span></text:p>
        </text:list-item>
      </text:list>
      <text:p text:style-name="List_20_Paragraph"><text:span text:style-name="T2">- Возможность добавлять пользователей в свои контакты</text:span></text:p>
      <text:p text:style-name="List_20_Paragraph"><text:span text:style-name="T2">- Возможность писать пользователям личные сообщения</text:span></text:p>
      <text:p text:style-name="List_20_Paragraph"><text:span text:style-name="T2">-Возможность ф</text:span><text:span text:style-name="T2"><office:annotation office:name="__Annotation__18_1627872564"><dc:creator>Ирина Янкелевич</dc:creator><dc:date>2021-04-14T17:46:00.51</dc:date><textooo:sender-initials>ИЯ</textooo:sender-initials><text:p>В том числе для работы над протоколами, я подумала, что может быть сразу несколько авторов, которые собрались в группу, для написания нового метода/протокола/и тд.</text:p></office:annotation></text:span><text:span text:style-name="T2">ормировать рабочие группы из пользователей</text:span><office:annotation-end office:name="__Annotation__18_1627872564"/></text:p>
      <text:list xml:id="list32687940" text:continue-numbering="true" text:style-name="WWNum1">
        <text:list-item>
          <text:p text:style-name="P4"><text:span text:style-name="T3">Информация о пользователе и о его рейтинге</text:span></text:p>
        </text:list-item>
      </text:list>
      <text:p text:style-name="List_20_Paragraph"><text:span text:style-name="T2">- ФИО</text:span></text:p>
      <text:p text:style-name="List_20_Paragraph"><text:span text:style-name="T2">- Кем и где работает (работал)</text:span></text:p>
      <text:p text:style-name="List_20_Paragraph"><text:span text:style-name="T2">- образование</text:span></text:p>
      <text:p text:style-name="List_20_Paragraph"><text:span text:style-name="T2">- область интересов/специализации (конкретные области <text:s/>- это важно, нужно где-то предусмотреть возможность заполнения, возможно, даже по отдельным категориям : область науки (например: нейрофизиология, иммунология, патофизиология и т.д.) , область методов (например: иммунохимические, молекулярно-биологические, биохимические, и т.д.), конкретные методы (наименования конкретных методов из каталога, которыми человек владеет – в том числе это важно для поиска коллаборации).</text:span></text:p>
      <text:p text:style-name="List_20_Paragraph"><text:span text:style-name="T2">- страна и город</text:span></text:p>
      <text:p text:style-name="List_20_Paragraph"><text:span text:style-name="T2">- наличие степени</text:span></text:p>
      <text:p text:style-name="List_20_Paragraph"><text:span text:style-name="T2">- рейтинг по категориям (формируется автоматически)</text:span></text:p>
      <text:list xml:id="list32688396" text:continue-numbering="true" text:style-name="WWNum1">
        <text:list-item>
          <text:p text:style-name="P4"><text:span text:style-name="T3">Если человек авторизован – на страницах методов для него отображаются доп. возможности:</text:span></text:p>
        </text:list-item>
      </text:list>
      <text:p text:style-name="List_20_Paragraph"><text:span text:style-name="T2">-Загрузка протокола</text:span></text:p>
      <text:p text:style-name="List_20_Paragraph"><text:span text:style-name="T2">-Добавить / изменить метод/протокол/ информацию о методе</text:span></text:p>
      <text:list xml:id="list32677418" text:continue-numbering="true" text:style-name="WWNum1">
        <text:list-item>
          <text:p text:style-name="P4"><text:span text:style-name="T3">Уведомления </text:span></text:p>
        </text:list-item>
      </text:list>
      <text:p text:style-name="List_20_Paragraph"><text:span text:style-name="T2">Уведомление о том, что что-то пришло на рецензию (приходит автоматически, если система выбрала пользователя в качестве рецензента)</text:span></text:p>
      <text:p text:style-name="List_20_Paragraph"><text:span text:style-name="T2">Уведомления, если одобрены/отклонены предложенные протоколы/изменения</text:span></text:p>
      <text:p text:style-name="List_20_Paragraph"><text:span text:style-name="T2">Прочие уведомления</text:span></text:p>
      <text:list xml:id="list32701479" text:continue-numbering="true" text:style-name="WWNum1">
        <text:list-item>
          <text:p text:style-name="P4"><text:soft-page-break/><text:span text:style-name="T3"><office:annotation office:name="__Annotation__51_1627872564"><dc:creator>Ирина Янкелевич</dc:creator><dc:date>2021-04-14T17:54:00.52</dc:date><textooo:sender-initials>ИЯ</textooo:sender-initials><text:p>Тут много всего, полный объем в ближайшее время точно не успеть, можно просто обозначить примерно эти функции.</text:p></office:annotation></text:span><text:span text:style-name="T3">Рабочий блок/ формирование проектов</text:span><office:annotation-end office:name="__Annotation__51_1627872564"/></text:p>
        </text:list-item>
      </text:list>
      <text:p text:style-name="List_20_Paragraph"><text:span text:style-name="T2">Тут я представляю себе многофункциональное рабочее пространство:</text:span></text:p>
      <text:p text:style-name="List_20_Paragraph"><text:span text:style-name="T2">Просмотр скаченных протоколов и возможность их использования для формирования рабочего журнала.</text:span></text:p>
      <text:p text:style-name="List_20_Paragraph"><text:span text:style-name="T2">Обработка данных.</text:span></text:p>
      <text:p text:style-name="List_20_Paragraph"><text:span text:style-name="T2">Планы экспериментов в календаре (синхронизация с гугл (?))</text:span></text:p>
      <text:p text:style-name="List_20_Paragraph"><text:span text:style-name="T2">Создание рабочих групп и возможность делиться файлами с коллегами из группы.</text:span></text:p>
      <text:p text:style-name="List_20_Paragraph"><text:span text:style-name="T2">Мне крайне нравится возможность организации работы на GitHub и Trello – формирование досок, задач, и т.д. Я в свое время пыталась внедрить Trello в работу над научными проектами, но поскольку это отдельная платформа, не связанная с рабочими процессами - это не прижилось. Если что-то подобное организовать на нашей платформе, интегрируя с рабочими процессами – это должно стать очень популярно. </text:span></text:p>
      <text:list xml:id="list32687135" text:continue-numbering="true" text:style-name="WWNum1">
        <text:list-item>
          <text:p text:style-name="P4"><text:span text:style-name="T3">Список публикаций пользователя</text:span></text:p>
        </text:list-item>
      </text:list>
      <text:p text:style-name="List_20_Paragraph"><text:span text:style-name="T2">(подтягивается автоматически через </text:span><text:span text:style-name="T4">research</text:span><text:span text:style-name="T2"> </text:span><text:span text:style-name="T4">ID</text:span><text:span text:style-name="T2"> или </text:span><text:span text:style-name="T4">ORCID</text:span><text:span text:style-name="T2">) либо заполняется пользователем</text:span></text:p>
      <text:p text:style-name="P6"/>
      <text:p text:style-name="P6"/>
      <text:p text:style-name="P5"/>
      <text:p text:style-name="P6"/>
      <text:p text:style-name="List_20_Paragraph"><text:span text:style-name="T2"><text:s/></text:span></text:p>
      <text:p text:style-name="P5"/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Segoe UI" svg:font-family="'Segoe UI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5</meta:editing-cycles>
    <meta:creation-date>2021-04-14T14:33:00</meta:creation-date>
    <dc:date>2021-04-14T15:01:00</dc:date>
    <meta:editing-duration>PT28S</meta:editing-duration>
    <meta:generator>OpenOffice/4.1.6$Win32 OpenOffice.org_project/416m1$Build-9790</meta:generator>
    <meta:document-statistic meta:table-count="0" meta:image-count="0" meta:object-count="0" meta:page-count="2" meta:paragraph-count="33" meta:word-count="307" meta:character-count="23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